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9764in"/>
    </style:style>
    <style:style style:name="co3" style:family="table-column">
      <style:table-column-properties fo:break-before="auto" style:column-width="3.2354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559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1.587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11</text:p>
          </table:table-cell>
          <table:table-cell office:value-type="string">
            <text:p>OLinuXino-MICRO-min</text:p>
          </table:table-cell>
          <table:table-cell office:value-type="float" office:value="1">
            <text:p>1</text:p>
          </table:table-cell>
          <table:table-cell office:value-type="string">
            <text:p>TTL UART</text:p>
          </table:table-cell>
          <table:table-cell/>
          <table:table-cell office:value-type="string">
            <text:p>1188-1089-N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6</text:p>
          </table:table-cell>
          <table:table-cell office:value-type="string">
            <text:p>pin_array_3x2</text:p>
          </table:table-cell>
          <table:table-cell office:value-type="float" office:value="1">
            <text:p>1</text:p>
          </table:table-cell>
          <table:table-cell office:value-type="string">
            <text:p>ISP Hdr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1</text:p>
          </table:table-cell>
          <table:table-cell office:value-type="string">
            <text:p>relay-CB1AH</text:p>
          </table:table-cell>
          <table:table-cell office:value-type="float" office:value="1">
            <text:p>1</text:p>
          </table:table-cell>
          <table:table-cell office:value-type="string">
            <text:p>CB1aH-P-12V</text:p>
          </table:table-cell>
          <table:table-cell/>
          <table:table-cell office:value-type="string">
            <text:p>255-2177-N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0.2k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.4k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b2,C1,Cb1,C5,Cb3,Cb5,Cb6</text:p>
          </table:table-cell>
          <table:table-cell office:value-type="string">
            <text:p>SM0805</text:p>
          </table:table-cell>
          <table:table-cell office:value-type="float" office:value="7">
            <text:p>7</text:p>
          </table:table-cell>
          <table:table-cell office:value-type="string">
            <text:p>0.1uF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b4,C22,C18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uF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3</text:p>
          </table:table-cell>
          <table:table-cell office:value-type="string">
            <text:p>PIN_ARRAY_3X1</text:p>
          </table:table-cell>
          <table:table-cell office:value-type="float" office:value="1">
            <text:p>1</text:p>
          </table:table-cell>
          <table:table-cell office:value-type="string">
            <text:p>MTN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7</text:p>
          </table:table-cell>
          <table:table-cell office:value-type="string">
            <text:p>PIN_ARRAY-8X1</text:p>
          </table:table-cell>
          <table:table-cell office:value-type="float" office:value="1">
            <text:p>1</text:p>
          </table:table-cell>
          <table:table-cell office:value-type="string">
            <text:p>Keypad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6</text:p>
          </table:table-cell>
          <table:table-cell office:value-type="string">
            <text:p>POTX</text:p>
          </table:table-cell>
          <table:table-cell office:value-type="float" office:value="1">
            <text:p>1</text:p>
          </table:table-cell>
          <table:table-cell office:value-type="string">
            <text:p>LCD Cntst.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8,R9,R7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Q4,Q2,Q1,Q3</text:p>
          </table:table-cell>
          <table:table-cell office:value-type="string">
            <text:p>IPAKGDS</text:p>
          </table:table-cell>
          <table:table-cell office:value-type="float" office:value="4">
            <text:p>4</text:p>
          </table:table-cell>
          <table:table-cell office:value-type="string">
            <text:p>RFD14N05</text:p>
          </table:table-cell>
          <table:table-cell/>
          <table:table-cell office:value-type="string">
            <text:p>RFD14N05L-N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1</text:p>
          </table:table-cell>
          <table:table-cell office:value-type="string">
            <text:p>pin_array_8x2</text:p>
          </table:table-cell>
          <table:table-cell office:value-type="float" office:value="1">
            <text:p>1</text:p>
          </table:table-cell>
          <table:table-cell office:value-type="string">
            <text:p>LCD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10</text:p>
          </table:table-cell>
          <table:table-cell office:value-type="string">
            <text:p>PIN_ARRAY_5x1</text:p>
          </table:table-cell>
          <table:table-cell office:value-type="float" office:value="1">
            <text:p>1</text:p>
          </table:table-cell>
          <table:table-cell office:value-type="string">
            <text:p>ADC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3</text:p>
          </table:table-cell>
          <table:table-cell office:value-type="string">
            <text:p>Allegro_HallSensor_Package-CB-PFF_05Jun2012</text:p>
          </table:table-cell>
          <table:table-cell office:value-type="float" office:value="1">
            <text:p>1</text:p>
          </table:table-cell>
          <table:table-cell office:value-type="string">
            <text:p>ACS755</text:p>
          </table:table-cell>
          <table:table-cell/>
          <table:table-cell office:value-type="string">
            <text:p>620-1320-N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2</text:p>
          </table:table-cell>
          <table:table-cell office:value-type="string">
            <text:p>TQFP44</text:p>
          </table:table-cell>
          <table:table-cell office:value-type="float" office:value="1">
            <text:p>1</text:p>
          </table:table-cell>
          <table:table-cell office:value-type="string">
            <text:p>ATMEGA164PA-A</text:p>
          </table:table-cell>
          <table:table-cell/>
          <table:table-cell office:value-type="string">
            <text:p>ATMEGA164PA-AU-ND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1</text:p>
          </table:table-cell>
          <table:table-cell office:value-type="string">
            <text:p>SOP4</text:p>
          </table:table-cell>
          <table:table-cell office:value-type="float" office:value="1">
            <text:p>1</text:p>
          </table:table-cell>
          <table:table-cell office:value-type="string">
            <text:p>CPC1002N</text:p>
          </table:table-cell>
          <table:table-cell/>
          <table:table-cell office:value-type="string">
            <text:p>CLA230CT-N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4</text:p>
          </table:table-cell>
          <table:table-cell office:value-type="string">
            <text:p>SO16N</text:p>
          </table:table-cell>
          <table:table-cell office:value-type="float" office:value="1">
            <text:p>1</text:p>
          </table:table-cell>
          <table:table-cell office:value-type="string">
            <text:p>MAX232</text:p>
          </table:table-cell>
          <table:table-cell/>
          <table:table-cell office:value-type="string">
            <text:p>296-26141-1-ND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B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Ohm@100MHz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5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7,C8,C9,C10,C11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uF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19,C2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2pF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56.2k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J8</text:p>
          </table:table-cell>
          <table:table-cell office:value-type="string">
            <text:p>OSTTE-16</text:p>
          </table:table-cell>
          <table:table-cell office:value-type="float" office:value="1">
            <text:p>1</text:p>
          </table:table-cell>
          <table:table-cell office:value-type="string">
            <text:p>Scew terminals</text:p>
          </table:table-cell>
          <table:table-cell/>
          <table:table-cell office:value-type="string">
            <text:p>ED2739-N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J2</text:p>
          </table:table-cell>
          <table:table-cell office:value-type="string">
            <text:p>DB9FD</text:p>
          </table:table-cell>
          <table:table-cell office:value-type="float" office:value="1">
            <text:p>1</text:p>
          </table:table-cell>
          <table:table-cell office:value-type="string">
            <text:p>DB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X1</text:p>
          </table:table-cell>
          <table:table-cell office:value-type="string">
            <text:p>Crystal_HC49-SD_SMD_RevA_09Aug2010</text:p>
          </table:table-cell>
          <table:table-cell office:value-type="float" office:value="1">
            <text:p>1</text:p>
          </table:table-cell>
          <table:table-cell office:value-type="string">
            <text:p>18.432 MHz</text:p>
          </table:table-cell>
          <table:table-cell/>
          <table:table-cell office:value-type="string">
            <text:p>631-1209-1-ND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13,C12,C14,C15,C17,C16</text:p>
          </table:table-cell>
          <table:table-cell office:value-type="string">
            <text:p>C2V10</text:p>
          </table:table-cell>
          <table:table-cell office:value-type="float" office:value="6">
            <text:p>6</text:p>
          </table:table-cell>
          <table:table-cell office:value-type="string">
            <text:p>10F</text:p>
          </table:table-cell>
          <table:table-cell/>
          <table:table-cell office:value-type="string">
            <text:p>1182-1009-ND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5,D1,D4,D3,D2</text:p>
          </table:table-cell>
          <table:table-cell office:value-type="string">
            <text:p>Diode-MUR</text:p>
          </table:table-cell>
          <table:table-cell office:value-type="float" office:value="5">
            <text:p>5</text:p>
          </table:table-cell>
          <table:table-cell office:value-type="string">
            <text:p>MUR410</text:p>
          </table:table-cell>
          <table:table-cell/>
          <table:table-cell office:value-type="string">
            <text:p>MUR410RLGOSCT-ND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21</text:p>
          </table:table-cell>
          <table:table-cell office:value-type="string">
            <text:p>C-X2-15mm</text:p>
          </table:table-cell>
          <table:table-cell office:value-type="float" office:value="1">
            <text:p>1</text:p>
          </table:table-cell>
          <table:table-cell office:value-type="string">
            <text:p>0.1uF</text:p>
          </table:table-cell>
          <table:table-cell/>
          <table:table-cell office:value-type="string">
            <text:p>399-5426-N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10</text:p>
          </table:table-cell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RC12JB100R-ND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J4</text:p>
          </table:table-cell>
          <table:table-cell office:value-type="string">
            <text:p>MOLEX-39910-0103-3circ</text:p>
          </table:table-cell>
          <table:table-cell office:value-type="float" office:value="1">
            <text:p>1</text:p>
          </table:table-cell>
          <table:table-cell office:value-type="string">
            <text:p>39910-0103</text:p>
          </table:table-cell>
          <table:table-cell/>
          <table:table-cell office:value-type="string">
            <text:p>WM5965-ND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2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22uF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5</text:p>
          </table:table-cell>
          <table:table-cell office:value-type="string">
            <text:p>V78XX-2000</text:p>
          </table:table-cell>
          <table:table-cell office:value-type="float" office:value="1">
            <text:p>1</text:p>
          </table:table-cell>
          <table:table-cell office:value-type="string">
            <text:p>V7805-2000</text:p>
          </table:table-cell>
          <table:table-cell/>
          <table:table-cell office:value-type="string">
            <text:p>102-2175-ND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Q5,Q6</text:p>
          </table:table-cell>
          <table:table-cell office:value-type="string">
            <text:p>SOT23</text:p>
          </table:table-cell>
          <table:table-cell office:value-type="float" office:value="2">
            <text:p>2</text:p>
          </table:table-cell>
          <table:table-cell office:value-type="string">
            <text:p>BSS138K</text:p>
          </table:table-cell>
          <table:table-cell/>
          <table:table-cell office:value-type="string">
            <text:p>BSS138KCT-ND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R11,R12,R13,R14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1PIN,1PIN,1PIN,1PIN</text:p>
          </table:table-cell>
          <table:table-cell office:value-type="string">
            <text:p>1pin</text:p>
          </table:table-cell>
          <table:table-cell office:value-type="float" office:value="4">
            <text:p>4</text:p>
          </table:table-cell>
          <table:table-cell office:value-type="string">
            <text:p>P***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VAL</text:p>
          </table:table-cell>
          <table:table-cell office:value-type="string">
            <text:p>OSHW-logo-400m.mod</text:p>
          </table:table-cell>
          <table:table-cell office:value-type="float" office:value="1">
            <text:p>1</text:p>
          </table:table-cell>
          <table:table-cell office:value-type="string">
            <text:p>OSHW-logo-400m.mod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VAL</text:p>
          </table:table-cell>
          <table:table-cell office:value-type="string">
            <text:p>BBDC-logo-750m.mod</text:p>
          </table:table-cell>
          <table:table-cell office:value-type="float" office:value="1">
            <text:p>1</text:p>
          </table:table-cell>
          <table:table-cell office:value-type="string">
            <text:p>BBDC-logo-750m.mo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3" meta:object-count="0"/>
    <meta:generator>LibreOffice/3.6$MacOSX_x86 LibreOffice_project/5b93205-6e6b3fc-7830f6d-c08ad66-1d9bf4</meta:generator>
  </office:meta>
</office:document-meta>
</file>